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Default" style:data-style-name="N3"/>
    <style:style style:name="ce14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3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20" style:family="table-cell" style:parent-style-name="Pivot_20_Table_20_Result" style:data-style-name="N3"/>
    <style:style style:name="ce21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23" style:family="table-cell" style:parent-style-name="Pivot_20_Table_20_Category" style:data-style-name="N3">
      <style:table-cell-properties fo:border-bottom="0.99pt solid #000000" fo:border-left="none" fo:border-right="none" fo:border-top="none"/>
    </style:style>
    <style:style style:name="ce24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25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 style:data-style-name="N3">
      <style:table-cell-properties fo:border-bottom="0.99pt solid #000000" fo:border-left="none" fo:border-right="0.99pt solid #000000" fo:border-top="none"/>
    </style:style>
    <style:style style:name="ce27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Title" style:data-style-name="N3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3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servername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clicks</text:p>
          </table:table-cell>
        </table:table-row>
        <table:table-row table:style-name="ro1">
          <table:table-cell office:value-type="float" office:value="559921" calcext:value-type="float">
            <text:p>559921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304885" calcext:value-type="float">
            <text:p>304885</text:p>
          </table:table-cell>
          <table:table-cell office:value-type="float" office:value="0" calcext:value-type="float">
            <text:p>0</text:p>
          </table:table-cell>
          <table:table-cell office:value-type="float" office:value="304885" calcext:value-type="float">
            <text:p>304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7042" calcext:value-type="float">
            <text:p>57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5343" calcext:value-type="float">
            <text:p>595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928" calcext:value-type="float">
            <text:p>99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93936" calcext:value-type="float">
            <text:p>593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47628" calcext:value-type="float">
            <text:p>447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14989" calcext:value-type="float">
            <text:p>214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35257" calcext:value-type="float">
            <text:p>1435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354" calcext:value-type="float">
            <text:p>43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1530" calcext:value-type="float">
            <text:p>291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11" calcext:value-type="float">
            <text:p>558511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931" calcext:value-type="float">
            <text:p>379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23" calcext:value-type="float">
            <text:p>558623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10739" calcext:value-type="float">
            <text:p>10739</text:p>
          </table:table-cell>
          <table:table-cell office:value-type="float" office:value="0" calcext:value-type="float">
            <text:p>0</text:p>
          </table:table-cell>
          <table:table-cell office:value-type="float" office:value="10739" calcext:value-type="float">
            <text:p>10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750" calcext:value-type="float">
            <text:p>117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37464" calcext:value-type="float">
            <text:p>1037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0643" calcext:value-type="float">
            <text:p>90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62115" calcext:value-type="float">
            <text:p>1462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19593" calcext:value-type="float">
            <text:p>19593</text:p>
          </table:table-cell>
          <table:table-cell office:value-type="float" office:value="0" calcext:value-type="float">
            <text:p>0</text:p>
          </table:table-cell>
          <table:table-cell office:value-type="float" office:value="19593" calcext:value-type="float">
            <text:p>19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5014" calcext:value-type="float">
            <text:p>5014</text:p>
          </table:table-cell>
          <table:table-cell office:value-type="float" office:value="0" calcext:value-type="float">
            <text:p>0</text:p>
          </table:table-cell>
          <table:table-cell office:value-type="float" office:value="5014" calcext:value-type="float">
            <text:p>5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095" calcext:value-type="float">
            <text:p>27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174" calcext:value-type="float">
            <text:p>17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3858" calcext:value-type="float">
            <text:p>323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(null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(null)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(null)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66763" calcext:value-type="float">
            <text:p>136676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ivot Table_Sheet1_1" table:style-name="ta1"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ce13"/>
        <table:table-row table:style-name="ro1">
          <table:table-cell office:value-type="string" calcext:value-type="string">
            <text:p>Fil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7"/>
          <table:table-cell table:style-name="ce14" office:value-type="string" calcext:value-type="string">
            <text:p>deflevelid</text:p>
          </table:table-cell>
          <table:table-cell table:style-name="ce22" table:number-columns-repeated="2"/>
          <table:table-cell table:style-name="ce28"/>
        </table:table-row>
        <table:table-row table:style-name="ro1">
          <table:table-cell table:style-name="ce2" office:value-type="string" calcext:value-type="string">
            <text:p>publisherid</text:p>
          </table:table-cell>
          <table:table-cell table:style-name="ce8" office:value-type="string" calcext:value-type="string">
            <text:p>Data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9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558079" calcext:value-type="float">
            <text:p>558079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593936" calcext:value-type="float">
            <text:p>593 936</text:p>
          </table:table-cell>
          <table:table-cell table:style-name="ce25" office:value-type="float" office:value="323858" calcext:value-type="float">
            <text:p>323 858</text:p>
          </table:table-cell>
          <table:table-cell table:style-name="ce30" office:value-type="float" office:value="917794" calcext:value-type="float">
            <text:p>917 7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 office:value-type="float" office:value="19593" calcext:value-type="float">
            <text:p>19 593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9593" calcext:value-type="float">
            <text:p>19 593</text:p>
          </table:table-cell>
        </table:table-row>
        <table:table-row table:style-name="ro1">
          <table:table-cell table:style-name="ce3" office:value-type="float" office:value="558355" calcext:value-type="float">
            <text:p>558355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91530" calcext:value-type="float">
            <text:p>291 530</text:p>
          </table:table-cell>
          <table:table-cell table:style-name="ce18" office:value-type="float" office:value="447628" calcext:value-type="float">
            <text:p>447 628</text:p>
          </table:table-cell>
          <table:table-cell table:style-name="ce30" office:value-type="float" office:value="739158" calcext:value-type="float">
            <text:p>739 15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 office:value-type="float" office:value="304885" calcext:value-type="float">
            <text:p>304 88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304885" calcext:value-type="float">
            <text:p>304 885</text:p>
          </table:table-cell>
        </table:table-row>
        <table:table-row table:style-name="ro1">
          <table:table-cell table:style-name="ce3" office:value-type="float" office:value="558356" calcext:value-type="float">
            <text:p>558356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/>
          <table:table-cell table:style-name="ce18" office:value-type="float" office:value="595343" calcext:value-type="float">
            <text:p>595 343</text:p>
          </table:table-cell>
          <table:table-cell table:style-name="ce25" office:value-type="float" office:value="90643" calcext:value-type="float">
            <text:p>90 643</text:p>
          </table:table-cell>
          <table:table-cell table:style-name="ce30" office:value-type="float" office:value="685986" calcext:value-type="float">
            <text:p>685 9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58357" calcext:value-type="float">
            <text:p>558357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/>
          <table:table-cell table:style-name="ce18" office:value-type="float" office:value="1435257" calcext:value-type="float">
            <text:p>1 435 257</text:p>
          </table:table-cell>
          <table:table-cell table:style-name="ce18"/>
          <table:table-cell table:style-name="ce30" office:value-type="float" office:value="1435257" calcext:value-type="float">
            <text:p>1 435 2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58358" calcext:value-type="float">
            <text:p>558358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57042" calcext:value-type="float">
            <text:p>57 042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57046" calcext:value-type="float">
            <text:p>57 04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58359" calcext:value-type="float">
            <text:p>558359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7931" calcext:value-type="float">
            <text:p>37 931</text:p>
          </table:table-cell>
          <table:table-cell table:style-name="ce18" office:value-type="float" office:value="2572" calcext:value-type="float">
            <text:p>2 572</text:p>
          </table:table-cell>
          <table:table-cell table:style-name="ce30" office:value-type="float" office:value="40503" calcext:value-type="float">
            <text:p>40 50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 office:value-type="float" office:value="225" calcext:value-type="float">
            <text:p>22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225" calcext:value-type="float">
            <text:p>225</text:p>
          </table:table-cell>
        </table:table-row>
        <table:table-row table:style-name="ro1">
          <table:table-cell table:style-name="ce3" office:value-type="float" office:value="558360" calcext:value-type="float">
            <text:p>558360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037464" calcext:value-type="float">
            <text:p>1 037 464</text:p>
          </table:table-cell>
          <table:table-cell table:style-name="ce25" office:value-type="float" office:value="1462115" calcext:value-type="float">
            <text:p>1 462 115</text:p>
          </table:table-cell>
          <table:table-cell table:style-name="ce30" office:value-type="float" office:value="2499579" calcext:value-type="float">
            <text:p>2 499 5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 office:value-type="float" office:value="10739" calcext:value-type="float">
            <text:p>10 739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0739" calcext:value-type="float">
            <text:p>10 739</text:p>
          </table:table-cell>
        </table:table-row>
        <table:table-row table:style-name="ro1">
          <table:table-cell table:style-name="ce3" office:value-type="float" office:value="558362" calcext:value-type="float">
            <text:p>558362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99928" calcext:value-type="float">
            <text:p>99 928</text:p>
          </table:table-cell>
          <table:table-cell table:style-name="ce18" office:value-type="float" office:value="22" calcext:value-type="float">
            <text:p>22</text:p>
          </table:table-cell>
          <table:table-cell table:style-name="ce30" office:value-type="float" office:value="99950" calcext:value-type="float">
            <text:p>99 9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558511" calcext:value-type="float">
            <text:p>558511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26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58530" calcext:value-type="float">
            <text:p>558530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353" calcext:value-type="float">
            <text:p>2 353</text:p>
          </table:table-cell>
          <table:table-cell table:style-name="ce18" office:value-type="float" office:value="230" calcext:value-type="float">
            <text:p>230</text:p>
          </table:table-cell>
          <table:table-cell table:style-name="ce30" office:value-type="float" office:value="2583" calcext:value-type="float">
            <text:p>2 58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558602" calcext:value-type="float">
            <text:p>558602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43354" calcext:value-type="float">
            <text:p>43 354</text:p>
          </table:table-cell>
          <table:table-cell table:style-name="ce25" office:value-type="float" office:value="27095" calcext:value-type="float">
            <text:p>27 095</text:p>
          </table:table-cell>
          <table:table-cell table:style-name="ce30" office:value-type="float" office:value="70449" calcext:value-type="float">
            <text:p>70 44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 office:value-type="float" office:value="4750" calcext:value-type="float">
            <text:p>4 750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4750" calcext:value-type="float">
            <text:p>4 750</text:p>
          </table:table-cell>
        </table:table-row>
        <table:table-row table:style-name="ro1">
          <table:table-cell table:style-name="ce3" office:value-type="float" office:value="558620" calcext:value-type="float">
            <text:p>558620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750" calcext:value-type="float">
            <text:p>11 750</text:p>
          </table:table-cell>
          <table:table-cell table:style-name="ce18" office:value-type="float" office:value="214989" calcext:value-type="float">
            <text:p>214 989</text:p>
          </table:table-cell>
          <table:table-cell table:style-name="ce30" office:value-type="float" office:value="226739" calcext:value-type="float">
            <text:p>226 73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 office:value-type="float" office:value="5014" calcext:value-type="float">
            <text:p>5 01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1" office:value-type="float" office:value="5014" calcext:value-type="float">
            <text:p>5 014</text:p>
          </table:table-cell>
        </table:table-row>
        <table:table-row table:style-name="ro1">
          <table:table-cell table:style-name="ce3" office:value-type="float" office:value="558623" calcext:value-type="float">
            <text:p>558623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/>
          <table:table-cell table:style-name="ce18" office:value-type="float" office:value="1" calcext:value-type="float">
            <text:p>1</text:p>
          </table:table-cell>
          <table:table-cell table:style-name="ce25"/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26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59921" calcext:value-type="float">
            <text:p>559921</text:p>
          </table:table-cell>
          <table:table-cell table:style-name="ce9" office:value-type="string" calcext:value-type="string">
            <text:p>Sum - serverimpression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30" office:value-type="float" office:value="2" calcext:value-type="float">
            <text:p>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559922" calcext:value-type="float">
            <text:p>559922</text:p>
          </table:table-cell>
          <table:table-cell table:style-name="ce9" office:value-type="string" calcext:value-type="string">
            <text:p>Sum - serverimpression</text:p>
          </table:table-cell>
          <table:table-cell table:style-name="ce16"/>
          <table:table-cell table:style-name="ce18" office:value-type="float" office:value="1366763" calcext:value-type="float">
            <text:p>1 366 763</text:p>
          </table:table-cell>
          <table:table-cell table:style-name="ce25" office:value-type="float" office:value="17174" calcext:value-type="float">
            <text:p>17 174</text:p>
          </table:table-cell>
          <table:table-cell table:style-name="ce30" office:value-type="float" office:value="1383937" calcext:value-type="float">
            <text:p>1 383 9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Sum - clientimpression</text:p>
          </table:table-cell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um - serverimpression</text:p>
          </table:table-cell>
          <table:table-cell table:style-name="ce11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5572655" calcext:value-type="float">
            <text:p>5 572 655</text:p>
          </table:table-cell>
          <table:table-cell table:style-name="ce20" office:value-type="float" office:value="2586330" calcext:value-type="float">
            <text:p>2 586 330</text:p>
          </table:table-cell>
          <table:table-cell table:style-name="ce32" office:value-type="float" office:value="8158985" calcext:value-type="float">
            <text:p>8 158 985</text:p>
          </table:table-cell>
        </table:table-row>
        <table:table-row table:style-name="ro1">
          <table:table-cell table:style-name="ce6" office:value-type="string" calcext:value-type="string">
            <text:p>Total Sum - clientimpression</text:p>
          </table:table-cell>
          <table:table-cell table:style-name="ce12"/>
          <table:table-cell table:style-name="ce21" office:value-type="float" office:value="345212" calcext:value-type="float">
            <text:p>345 212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345212" calcext:value-type="float">
            <text:p>345 212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-pilot-tables>
        <table:data-pilot-table table:name="DataPilot1" table:application-data="" table:target-range-address="'Pivot Table_Sheet1_1'.A1:'Pivot Table_Sheet1_1'.F36" table:buttons="'Pivot Table_Sheet1_1'.A1 'Pivot Table_Sheet1_1'.A4 'Pivot Table_Sheet1_1'.B4 'Pivot Table_Sheet1_1'.C3">
          <table:source-cell-range table:cell-range-address="Sheet1.A1:Sheet1.H36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blisherid" table:orientation="row" table:used-hierarchy="0" table:function="auto">
            <table:data-pilot-level table:show-empty="false">
              <table:data-pilot-members>
                <table:data-pilot-member table:name="558079" table:display="true" table:show-details="true"/>
                <table:data-pilot-member table:name="558355" table:display="true" table:show-details="true"/>
                <table:data-pilot-member table:name="558356" table:display="true" table:show-details="true"/>
                <table:data-pilot-member table:name="558357" table:display="true" table:show-details="true"/>
                <table:data-pilot-member table:name="558358" table:display="true" table:show-details="true"/>
                <table:data-pilot-member table:name="558359" table:display="true" table:show-details="true"/>
                <table:data-pilot-member table:name="558360" table:display="true" table:show-details="true"/>
                <table:data-pilot-member table:name="558362" table:display="true" table:show-details="true"/>
                <table:data-pilot-member table:name="558511" table:display="true" table:show-details="true"/>
                <table:data-pilot-member table:name="558530" table:display="true" table:show-details="true"/>
                <table:data-pilot-member table:name="558602" table:display="true" table:show-details="true"/>
                <table:data-pilot-member table:name="558620" table:display="true" table:show-details="true"/>
                <table:data-pilot-member table:name="558623" table:display="true" table:show-details="true"/>
                <table:data-pilot-member table:name="559921" table:display="true" table:show-details="true"/>
                <table:data-pilot-member table:name="5599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rverimpression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22" table:display="true" table:show-details="true"/>
                <table:data-pilot-member table:name="230" table:display="true" table:show-details="true"/>
                <table:data-pilot-member table:name="2353" table:display="true" table:show-details="true"/>
                <table:data-pilot-member table:name="2572" table:display="true" table:show-details="true"/>
                <table:data-pilot-member table:name="11750" table:display="true" table:show-details="true"/>
                <table:data-pilot-member table:name="17174" table:display="true" table:show-details="true"/>
                <table:data-pilot-member table:name="27095" table:display="true" table:show-details="true"/>
                <table:data-pilot-member table:name="37931" table:display="true" table:show-details="true"/>
                <table:data-pilot-member table:name="43354" table:display="true" table:show-details="true"/>
                <table:data-pilot-member table:name="57042" table:display="true" table:show-details="true"/>
                <table:data-pilot-member table:name="90643" table:display="true" table:show-details="true"/>
                <table:data-pilot-member table:name="99928" table:display="true" table:show-details="true"/>
                <table:data-pilot-member table:name="214989" table:display="true" table:show-details="true"/>
                <table:data-pilot-member table:name="291530" table:display="true" table:show-details="true"/>
                <table:data-pilot-member table:name="323858" table:display="true" table:show-details="true"/>
                <table:data-pilot-member table:name="447628" table:display="true" table:show-details="true"/>
                <table:data-pilot-member table:name="593936" table:display="true" table:show-details="true"/>
                <table:data-pilot-member table:name="595343" table:display="true" table:show-details="true"/>
                <table:data-pilot-member table:name="1037464" table:display="true" table:show-details="true"/>
                <table:data-pilot-member table:name="1366763" table:display="true" table:show-details="true"/>
                <table:data-pilot-member table:name="1435257" table:display="true" table:show-details="true"/>
                <table:data-pilot-member table:name="14621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entimpression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225" table:display="true" table:show-details="true"/>
                <table:data-pilot-member table:name="4750" table:display="true" table:show-details="true"/>
                <table:data-pilot-member table:name="5014" table:display="true" table:show-details="true"/>
                <table:data-pilot-member table:name="10739" table:display="true" table:show-details="true"/>
                <table:data-pilot-member table:name="19593" table:display="true" table:show-details="true"/>
                <table:data-pilot-member table:name="3048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0T16:19:38.471614643</dc:date>
    <dc:creator>pmoukhataev </dc:creator>
    <meta:editing-duration>P0D</meta:editing-duration>
    <meta:editing-cycles>1</meta:editing-cycles>
    <meta:document-statistic meta:table-count="2" meta:cell-count="451" meta:object-count="0"/>
  </office:meta>
</office:document-meta>
</file>